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avascript</text:span></text:p>
      <text:p text:style-name="P2"><text:span text:style-name="T1">//var,constantand let---&gt;print variables</text:span></text:p>
      <text:p text:style-name="P2"><text:span text:style-name="T1">/*r a=10</text:span></text:p>
      <text:p text:style-name="P2"><text:span text:style-name="T1">var b=20</text:span></text:p>
      <text:p text:style-name="P2"><text:span text:style-name="T1">//vaR store a variable to value var---&gt; global scope </text:span></text:p>
      <text:p text:style-name="P2"><text:span text:style-name="T1">console.log(a+b)*/</text:span></text:p>
      <text:p text:style-name="P2"><text:span text:style-name="T1">/*<text:s text:c="2"/>{</text:span></text:p>
      <text:p text:style-name="P2"><text:span text:style-name="T1"><text:s text:c="4"/>let a=10</text:span></text:p>
      <text:p text:style-name="P2"><text:span text:style-name="T1"><text:s text:c="4"/>console.log(a</text:span></text:p>
      <text:p text:style-name="P2"><text:span text:style-name="T1">}i// let ---&gt;private<text:s text:c="2"/>scope it can only print the result</text:span></text:p>
      <text:p text:style-name="P2"><text:span text:style-name="T1">{let a=10}</text:span></text:p>
      <text:p text:style-name="P2"><text:span text:style-name="T1">console.log(a) this can show a syntax errro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